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0b6c0" officeooo:paragraph-rsid="0010b6c0"/>
    </style:style>
    <style:style style:name="T1" style:family="text">
      <style:text-properties fo:background-color="#00a933" loext:char-shading-value="0"/>
    </style:style>
    <style:style style:name="T2" style:family="text">
      <style:text-properties fo:background-color="#00a933" loext:char-shading-value="0"/>
    </style:style>
    <style:style style:name="T3" style:family="text">
      <style:text-properties fo:color="#ffffff" loext:opacity="100%" fo:background-color="#00a933" loext:char-shading-value="0"/>
    </style:style>
    <style:style style:name="T4" style:family="text">
      <style:text-properties officeooo:rsid="00119004"/>
    </style:style>
    <style:style style:name="T5" style:family="text">
      <style:text-properties officeooo:rsid="001230e5"/>
    </style:style>
    <style:style style:name="T6" style:family="text">
      <style:text-properties officeooo:rsid="00123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ate 5/Jan/21</text:span><text:line-break/><text:line-break/><text:tab/>Collection is a separate class different from C#.<text:line-break/><text:tab/><text:span text:style-name="T4">Example:<text:line-break/><text:tab/><text:tab/>- List, </text:span><text:span text:style-name="T6">SortedList, </text:span><text:span text:style-name="T4">Queue, Stack<text:line-break/><text:line-break/><text:tab/></text:span><text:span text:style-name="T5">+ Conversion Casting: (int)variable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5T09:48:31.753375485</meta:creation-date>
    <dc:date>2022-01-05T10:23:37.200030445</dc:date>
    <meta:editing-duration>PT35M4S</meta:editing-duration>
    <meta:editing-cycles>5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" meta:word-count="20" meta:character-count="149" meta:non-whitespace-character-count="123"/>
  </office:meta>
</office:document-meta>
</file>